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4" style:num-format="1" text:display-levels="4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5" style:num-format="1" text:display-levels="5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6" style:num-format="1" text:display-levels="6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7" style:num-format="1" text:display-levels="7">
        <style:list-level-properties text:space-before="1.75in" text:min-label-width="1.75in" text:list-level-position-and-space-mode="label-alignment">
          <style:list-level-label-alignment text:label-followed-by="listtab" fo:margin-left="3.5in" fo:text-indent="-1.75in"/>
        </style:list-level-properties>
      </text:list-level-style-number>
      <text:list-level-style-number text:level="8" style:num-format="1" text:display-levels="8">
        <style:list-level-properties text:space-before="2in" text:min-label-width="2in" text:list-level-position-and-space-mode="label-alignment">
          <style:list-level-label-alignment text:label-followed-by="listtab" fo:margin-left="4in" fo:text-indent="-2in"/>
        </style:list-level-properties>
      </text:list-level-style-number>
      <text:list-level-style-number text:level="9" style:num-format="1" text:display-levels="9">
        <style:list-level-properties text:space-before="2.25in" text:min-label-width="2.25in" text:list-level-position-and-space-mode="label-alignment">
          <style:list-level-label-alignment text:label-followed-by="listtab" fo:margin-left="4.5in" fo:text-indent="-2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4" style:parent-style-name="Основнойшрифтабзаца" style:family="text">
      <style:text-properties fo:font-size="14pt" style:font-size-asian="14pt"/>
    </style:style>
    <style:style style:name="P5" style:parent-style-name="Standard" style:family="paragraph">
      <style:paragraph-properties fo:text-align="center" fo:margin-top="3.5833in"/>
    </style:style>
    <style:style style:name="T6" style:parent-style-name="Основнойшрифтабзаца" style:family="text">
      <style:text-properties style:font-name="Arial" fo:font-size="14pt" style:font-size-asian="14pt"/>
    </style:style>
    <style:style style:name="T7" style:parent-style-name="Основнойшрифтабзаца" style:family="text">
      <style:text-properties fo:font-size="14pt" style:font-size-asian="14pt"/>
    </style:style>
    <style:style style:name="T8" style:parent-style-name="Основнойшрифтабзаца" style:family="text">
      <style:text-properties style:font-name="Arial" fo:font-size="14pt" style:font-size-asian="14pt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style:font-name="Arial" fo:font-weight="bold" style:font-weight-asian="bold" fo:font-size="21pt" style:font-size-asian="21pt"/>
    </style:style>
    <style:style style:name="P11" style:parent-style-name="Standard" style:family="paragraph">
      <style:paragraph-properties fo:margin-top="0.4166in" fo:margin-left="3.0715in">
        <style:tab-stops/>
      </style:paragraph-properties>
    </style:style>
    <style:style style:name="T12" style:parent-style-name="Основнойшрифтабзаца" style:family="text">
      <style:text-properties fo:font-size="14pt" style:font-size-asian="14pt"/>
    </style:style>
    <style:style style:name="P13" style:parent-style-name="Standard" style:family="paragraph">
      <style:paragraph-properties fo:margin-left="3.0708in">
        <style:tab-stops/>
      </style:paragraph-properties>
    </style:style>
    <style:style style:name="T14" style:parent-style-name="Основнойшрифтабзаца" style:family="text">
      <style:text-properties fo:font-size="14pt" style:font-size-asian="14pt"/>
    </style:style>
    <style:style style:name="P15" style:parent-style-name="Standard" style:family="paragraph">
      <style:paragraph-properties fo:text-align="center" fo:margin-top="3.5in"/>
    </style:style>
    <style:style style:name="T16" style:parent-style-name="Основнойшрифтабзаца" style:family="text">
      <style:text-properties fo:font-size="14pt" style:font-size-asian="14pt"/>
    </style:style>
    <style:style style:name="P17" style:parent-style-name="Standard" style:family="paragraph">
      <style:paragraph-properties fo:text-align="center"/>
      <style:text-properties fo:font-size="14pt" style:font-size-asian="14pt"/>
    </style:style>
    <style:style style:name="S1" style:family="section">
      <style:section-properties fo:margin-left="0in" fo:margin-right="0in" style:writing-mode="lr-tb"/>
    </style:style>
    <style:style style:name="P18" style:parent-style-name="Standard" style:family="paragraph">
      <style:paragraph-properties fo:text-align="center"/>
    </style:style>
    <style:style style:name="S2" style:family="section">
      <style:section-properties fo:margin-left="0in" fo:margin-right="0in" style:writing-mode="lr-tb"/>
    </style:style>
    <style:style style:name="P19" style:parent-style-name="Textbody" style:family="paragraph">
      <style:paragraph-properties fo:text-align="center">
        <style:tab-stops>
          <style:tab-stop style:type="left" style:position="1.4166in"/>
        </style:tab-stops>
      </style:paragraph-properties>
      <style:text-properties style:font-name="Times New Roman" style:font-name-complex="Times New Roman" fo:font-size="21pt" style:font-size-asian="21pt" style:font-size-complex="21pt"/>
    </style:style>
    <style:style style:name="P20" style:parent-style-name="Textbody" style:family="paragraph">
      <style:paragraph-properties>
        <style:tab-stops>
          <style:tab-stop style:type="left" style:position="1.4166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break-before="page" fo:text-align="center"/>
      <style:text-properties style:font-name="Arial" fo:font-size="21pt" style:font-size-asian="21pt" style:font-size-complex="21pt"/>
    </style:style>
    <style:style style:name="P22" style:parent-style-name="Оглавление1" style:family="paragraph">
      <style:paragraph-properties>
        <style:tab-stops>
          <style:tab-stop style:type="right" style:leader-style="dotted" style:leader-text="." style:position="6.568in"/>
        </style:tab-stops>
      </style:paragraph-properties>
    </style:style>
    <style:style style:name="T23" style:parent-style-name="Гиперссылка" style:family="text">
      <style:text-properties style:font-name="Arial"/>
    </style:style>
    <style:style style:name="P24" style:parent-style-name="Оглавление1" style:family="paragraph">
      <style:paragraph-properties>
        <style:tab-stops>
          <style:tab-stop style:type="right" style:leader-style="dotted" style:leader-text="." style:position="6.568in"/>
        </style:tab-stops>
      </style:paragraph-properties>
    </style:style>
    <style:style style:name="T25" style:parent-style-name="Гиперссылка" style:family="text">
      <style:text-properties style:font-name="Arial"/>
    </style:style>
    <style:style style:name="P26" style:parent-style-name="Оглавление1" style:family="paragraph">
      <style:paragraph-properties>
        <style:tab-stops>
          <style:tab-stop style:type="right" style:leader-style="dotted" style:leader-text="." style:position="6.568in"/>
        </style:tab-stops>
      </style:paragraph-properties>
    </style:style>
    <style:style style:name="T27" style:parent-style-name="Гиперссылка" style:family="text">
      <style:text-properties style:font-name="Arial"/>
    </style:style>
    <style:style style:name="P28" style:parent-style-name="Заголовок1" style:family="paragraph">
      <style:paragraph-properties fo:break-before="page" fo:text-align="center"/>
    </style:style>
    <style:style style:name="T29" style:parent-style-name="Основнойшрифтабзаца" style:family="text">
      <style:text-properties style:font-name="Arial" fo:font-size="21pt" style:font-size-asian="21pt" style:font-size-complex="21pt"/>
    </style:style>
    <style:style style:name="P30" style:parent-style-name="Textbody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" style:parent-style-name="Заголовок1" style:family="paragraph">
      <style:paragraph-properties fo:break-before="page" fo:text-align="center" fo:margin-left="0.5in">
        <style:tab-stops/>
      </style:paragraph-properties>
      <style:text-properties style:font-name="Arial" fo:font-size="21pt" style:font-size-asian="21pt" style:font-size-complex="21pt"/>
    </style:style>
    <style:style style:name="P32" style:parent-style-name="Textbody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" style:parent-style-name="Заголовок1" style:family="paragraph">
      <style:paragraph-properties fo:break-before="page" fo:text-align="center"/>
    </style:style>
    <style:style style:name="T34" style:parent-style-name="Основнойшрифтабзаца" style:family="text">
      <style:text-properties style:font-name="Arial" fo:font-size="21pt" style:font-size-asian="21pt" style:font-size-complex="21pt"/>
    </style:style>
    <style:style style:name="P35" style:parent-style-name="Textbody" style:family="paragraph">
      <style:paragraph-properties fo:margin-right="0.0777in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" style:parent-style-name="Textbody" style:family="paragraph">
      <style:paragraph-properties fo:margin-right="0.0777in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" style:parent-style-name="Textbody" style:family="paragraph">
      <style:paragraph-properties fo:margin-right="0.0777in"/>
      <style:text-properties style:font-name="Times New Roman" style:font-name-complex="Times New Roman" fo:font-size="14pt" style:font-size-asian="14pt" style:font-size-complex="14pt"/>
    </style:style>
    <style:style style:name="P54" style:parent-style-name="Textbody" style:family="paragraph">
      <style:paragraph-properties fo:margin-right="0.0777in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" style:parent-style-name="Textbody" style:family="paragraph">
      <style:paragraph-properties fo:margin-right="0.0777in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</office:automatic-styles>
  <office:body>
    <office:text text:use-soft-page-breaks="true">
      <text:p text:style-name="P1"><text:span text:style-name="T4">Государственное бюджетное общеобразовательное учреждение лицей № 393 Кировского района Санкт-Петербурга</text:span></text:p>
      <text:p text:style-name="P5"><text:span text:style-name="T6">Руководство</text:span><text:span text:style-name="T7"><text:s/></text:span><text:span text:style-name="T8">оператора</text:span></text:p>
      <text:p text:style-name="P9"><text:span text:style-name="T10">Калькулятор с переводом длин, просчетом пощади и объёма, переводом валют и просчетом скидки</text:span></text:p>
      <text:p text:style-name="P11"><text:span text:style-name="T12">Выполнил: Поздняков П., ученик 8б класса</text:span></text:p>
      <text:p text:style-name="P13"><text:span text:style-name="T14">Проверила: Зеленина С.Б.</text:span></text:p>
      <text:soft-page-break/>
      <text:p text:style-name="P15"><text:span text:style-name="T16">Санкт-Петербург</text:span></text:p>
      <text:p text:style-name="P17">2025</text:p>
      <text:section text:name="Sect1" text:style-name="S1">
        <text:p text:style-name="P18"/>
      </text:section>
      <text:section text:name="Sect2" text:style-name="S2">
        <text:soft-page-break/>
        <text:p text:style-name="P19">Аннотация</text:p>
        <text:p text:style-name="P20">У вас в руках документ, который поможет разобраться с программой. Программа предназначена для арифметических действий с числами, переводом длин, просчетом цен со скидками, просчетом объёма и площади и конвертация валюты. Предназначена программа больше для учеников или студентов.</text:p>
        <text:soft-page-break/>
        <text:p text:style-name="P21">Оглавление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Оглавление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Оглавление2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Оглавление3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22"><text:a xlink:href="#_Toc193646197" office:target-frame-name="_top" xlink:show="replace"><text:span text:style-name="T23">Возможности использование программы</text:span><text:tab/>4</text:a></text:p>
            <text:p text:style-name="P24"><text:a xlink:href="#_Toc193646198" office:target-frame-name="_top" xlink:show="replace"><text:span text:style-name="T25">Описание интерфейса</text:span><text:tab/>5</text:a></text:p>
            <text:p text:style-name="P26"><text:a xlink:href="#_Toc193646199" office:target-frame-name="_top" xlink:show="replace"><text:span text:style-name="T27">Требования к программным и аппаратным средствам</text:span><text:tab/>6</text:a></text:p>
          </text:index-body>
        </text:table-of-content>
        <text:h text:style-name="P28" text:outline-level="1"><text:bookmark-start text:name="_Toc193646197"/><text:span text:style-name="T29">Возможности использование программы</text:span><text:bookmark-end text:name="_Toc193646197"/></text:h>
        <text:p text:style-name="P30">Программа представляет собой многофункциональное приложение, разработанное с использованием библиотеки PyQt6, которое предоставляет пользователю различные инструменты для выполнения повседневных задач. Основные возможности включают в себя калькулятор для выполнения базовых математических операций, конвертер валют для перевода между различными валютами, калькулятор скидок для расчета итоговой цены с учетом скидки, а также инструмент для перевода единиц длины и вычисления площади и объема. Программа имеет интуитивно понятный интерфейс, что делает её удобной для использования как в бытовых, так и в профессиональных целях. Польза программы заключается в её универсальности и простоте, позволяя пользователю быстро и эффективно решать разнообразные задачи без необходимости использования нескольких отдельных приложений. Это экономит время и упрощает процесс работы с числовыми данными, делая программу полезным инструментом для широкого круга пользователей</text:p>
        <text:h text:style-name="P31" text:outline-level="1"><text:bookmark-start text:name="_Toc193646198"/><text:soft-page-break/>Описание интерфейса<text:bookmark-end text:name="_Toc193646198"/></text:h>
        <text:p text:style-name="P32">Интерфейс программы выполнен в виде главного окна с кнопками, каждая из которых открывает отдельный инструмент для выполнения конкретных задач. Главное окно имеет заголовок<text:s/>"Главное окно" и содержит кнопки для доступа к калькулятору, конвертеру валют, калькулятору скидок, инструменту перевода длины, а также для вычисления площади и объема. Кнопки расположены в удобном порядке, что позволяет быстро переключаться между функциями. Каждое из открываемых окон имеет свой заголовок и набор элементов управления, таких как выпадающие списки, текстовые поля для ввода данных, кнопки для выполнения расчетов и метки для отображения результатов. Интерфейс выполнен в минималистичном<text:s/>стиле, с четким разделением элементов и интуитивно понятной навигацией</text:p>
        <text:h text:style-name="P33" text:outline-level="1"><text:bookmark-start text:name="_Toc193646199"/><text:soft-page-break/><text:span text:style-name="T34">Требования к программным и аппаратным средствам</text:span><text:bookmark-end text:name="_Toc193646199"/></text:h>
        <text:p text:style-name="P35"><text:span text:style-name="T36">Видеокарта:<text:s/></text:span><text:span text:style-name="T37">NVIDIA</text:span><text:span text:style-name="T38"><text:s/></text:span><text:span text:style-name="T39">GeForce</text:span><text:span text:style-name="T40"><text:s/></text:span><text:span text:style-name="T41">RTX</text:span><text:span text:style-name="T42"><text:s/>3060</text:span></text:p>
        <text:p text:style-name="P43"><text:span text:style-name="T44">П</text:span><text:span text:style-name="T45">роцессор</text:span><text:span text:style-name="T46">:</text:span><text:span text:style-name="T47"><text:s/></text:span><text:span text:style-name="T48">i</text:span><text:span text:style-name="T49">5</text:span><text:span text:style-name="T50">-11400</text:span><text:span text:style-name="T51">f</text:span><text:span text:style-name="T52"><text:s/>на 6 ядер</text:span></text:p>
        <text:p text:style-name="P53">16 гб оперативной памяти</text:p>
        <text:p text:style-name="P54"><text:span text:style-name="T55">1<text:s/></text:span><text:span text:style-name="T56">тб<text:s/></text:span><text:span text:style-name="T57">SSD<text:s/></text:span><text:span text:style-name="T58">диск</text:span></text:p>
        <text:p text:style-name="P59"><text:span text:style-name="T60">Материнская плата 310</text:span><text:span text:style-name="T61">H5GMA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style:vertical-align="auto" fo:margin-bottom="0in" fo:line-height="104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style:vertical-align="auto" fo:margin-bottom="0.0694in" fo:line-height="104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style:vertical-align="auto" fo:margin-bottom="0.0694in" fo:line-height="104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style:style style:name="Заголовок1Знак" style:display-name="Заголовок 1 Знак" style:family="text" style:parent-style-name="Основнойшрифтабзаца">
      <style:text-properties style:font-name="Liberation Sans" style:font-name-asian="Microsoft YaHei" fo:font-weight="bold" style:font-weight-asian="bold" style:font-weight-complex="bold" fo:font-size="18pt" style:font-size-asian="18pt" style:font-size-complex="18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/>
    <style:style style:name="Номерстроки" style:display-name="Номер строки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Times New Roman" style:font-name-complex="Times New Roman" fo:font-weight="bold" style:font-weight-asian="bold" fo:font-size="20pt" style:font-size-asian="20pt"/>
    </style:style>
    <style:style style:name="WW_CharLFO2LVL2" style:family="text">
      <style:text-properties style:font-name="Arial" style:font-name-asian="NSimSun" style:font-name-complex="Arial"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4" style:num-format="1" text:display-levels="4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5" style:num-format="1" text:display-levels="5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6" style:num-format="1" text:display-levels="6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7" style:num-format="1" text:display-levels="7">
        <style:list-level-properties text:space-before="1.75in" text:min-label-width="1.75in" text:list-level-position-and-space-mode="label-alignment">
          <style:list-level-label-alignment text:label-followed-by="listtab" fo:margin-left="3.5in" fo:text-indent="-1.75in"/>
        </style:list-level-properties>
      </text:list-level-style-number>
      <text:list-level-style-number text:level="8" style:num-format="1" text:display-levels="8">
        <style:list-level-properties text:space-before="2in" text:min-label-width="2in" text:list-level-position-and-space-mode="label-alignment">
          <style:list-level-label-alignment text:label-followed-by="listtab" fo:margin-left="4in" fo:text-indent="-2in"/>
        </style:list-level-properties>
      </text:list-level-style-number>
      <text:list-level-style-number text:level="9" style:num-format="1" text:display-levels="9">
        <style:list-level-properties text:space-before="2.25in" text:min-label-width="2.25in" text:list-level-position-and-space-mode="label-alignment">
          <style:list-level-label-alignment text:label-followed-by="listtab" fo:margin-left="4.5in" fo:text-indent="-2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8659in" fo:margin-bottom="0.5in" fo:margin-right="0.8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465in"/>
      </style:header-style>
      <style:footer-style>
        <style:header-footer-properties style:dynamic-spacing="true" fo:min-height="0.3465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break-before="page"/>
    </style:style>
  </office:automatic-styles>
  <office:master-styles>
    <style:master-page style:name="MP0" style:page-layout-name="PL0">
      <style:footer>
        <text:p text:style-name="P2"><text:page-number text:fixed="false">6</text:page-number></text:p>
        <text:p text:style-name="P3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авел</meta:initial-creator>
    <dc:creator>User</dc:creator>
    <meta:creation-date>2025-03-23T15:19:00Z</meta:creation-date>
    <dc:date>2025-03-23T15:19:00Z</dc:date>
    <meta:print-date>2024-03-19T16:50:00Z</meta:print-date>
    <meta:template xlink:href="Normal" xlink:type="simple"/>
    <meta:editing-cycles>2</meta:editing-cycles>
    <meta:editing-duration>PT60S</meta:editing-duration>
    <meta:document-statistic meta:page-count="6" meta:paragraph-count="5" meta:word-count="429" meta:character-count="2872" meta:row-count="20" meta:non-whitespace-character-count="2448"/>
  </office:meta>
</office:document-meta>
</file>